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0a0d" officeooo:paragraph-rsid="00030a0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30a0d" officeooo:paragraph-rsid="00030a0d" style:font-size-asian="16pt" style:font-weight-asian="bold" style:font-size-complex="16pt" style:font-weight-complex="bold"/>
    </style:style>
    <style:style style:name="P3" style:family="paragraph" style:parent-style-name="Standard">
      <style:text-properties officeooo:paragraph-rsid="0016140f"/>
    </style:style>
    <style:style style:name="P4" style:family="paragraph" style:parent-style-name="Standard">
      <style:text-properties style:text-underline-style="solid" style:text-underline-width="auto" style:text-underline-color="font-color" fo:font-weight="bold" officeooo:paragraph-rsid="00171d41" style:font-weight-asian="bold" style:font-weight-complex="bold"/>
    </style:style>
    <style:style style:name="P5" style:family="paragraph" style:parent-style-name="Standard">
      <style:text-properties style:text-underline-style="none" fo:font-weight="normal" officeooo:paragraph-rsid="00171d41" style:font-weight-asian="normal" style:font-weight-complex="normal"/>
    </style:style>
    <style:style style:name="P6" style:family="paragraph" style:parent-style-name="Text_20_body">
      <style:text-properties officeooo:paragraph-rsid="0003990b"/>
    </style:style>
    <style:style style:name="P7" style:family="paragraph" style:parent-style-name="Text_20_body">
      <style:text-properties officeooo:paragraph-rsid="00135389"/>
    </style:style>
    <style:style style:name="P8" style:family="paragraph" style:parent-style-name="Text_20_body">
      <style:text-properties officeooo:paragraph-rsid="0016140f"/>
    </style:style>
    <style:style style:name="P9" style:family="paragraph" style:parent-style-name="Text_20_body">
      <style:text-properties officeooo:paragraph-rsid="001b59d9"/>
    </style:style>
    <style:style style:name="P10" style:family="paragraph" style:parent-style-name="Text_20_body">
      <style:text-properties officeooo:paragraph-rsid="001cd8fc"/>
    </style:style>
    <style:style style:name="P11" style:family="paragraph" style:parent-style-name="Text_20_body">
      <style:text-properties officeooo:paragraph-rsid="0025c271"/>
    </style:style>
    <style:style style:name="P12" style:family="paragraph" style:parent-style-name="Heading_20_2">
      <style:text-properties officeooo:rsid="00030a0d" officeooo:paragraph-rsid="00030a0d"/>
    </style:style>
    <style:style style:name="P13" style:family="paragraph" style:parent-style-name="Heading_20_3">
      <style:text-properties officeooo:rsid="0003990b" officeooo:paragraph-rsid="0003990b"/>
    </style:style>
    <style:style style:name="P14" style:family="paragraph" style:parent-style-name="Heading_20_3">
      <style:text-properties officeooo:rsid="0016140f" officeooo:paragraph-rsid="0016140f"/>
    </style:style>
    <style:style style:name="P15" style:family="paragraph" style:parent-style-name="Heading_20_3">
      <style:text-properties officeooo:rsid="001b59d9" officeooo:paragraph-rsid="001b59d9"/>
    </style:style>
    <style:style style:name="P16" style:family="paragraph">
      <loext:graphic-properties draw:fill-color="#ffff00"/>
      <style:paragraph-properties fo:text-align="center"/>
    </style:style>
    <style:style style:name="T1" style:family="text">
      <style:text-properties officeooo:rsid="0007abfa"/>
    </style:style>
    <style:style style:name="T2" style:family="text">
      <style:text-properties fo:font-style="italic" style:text-underline-style="solid" style:text-underline-width="auto" style:text-underline-color="font-color" fo:font-weight="bold" officeooo:rsid="0007abfa" style:font-style-asian="italic" style:font-weight-asian="bold" style:font-style-complex="italic" style:font-weight-complex="bold"/>
    </style:style>
    <style:style style:name="T3" style:family="text">
      <style:text-properties officeooo:rsid="000814db"/>
    </style:style>
    <style:style style:name="T4" style:family="text">
      <style:text-properties officeooo:rsid="000e0524"/>
    </style:style>
    <style:style style:name="T5" style:family="text">
      <style:text-properties officeooo:rsid="0024d28e"/>
    </style:style>
    <style:style style:name="gr1" style:family="graphic">
      <style:graphic-properties svg:stroke-color="#ffff00" draw:fill-color="#ffff00" draw:textarea-vertical-align="middle" draw:auto-grow-height="false" fo:min-height="0.213cm" fo:min-width="0.2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PROGRAMMING ASSIGNMENT</text:p>
      <text:p text:style-name="P2"/>
      <text:p text:style-name="P2"/>
      <text:h text:style-name="P12" text:outline-level="2">How Firewall helps to secure Personal Computers?</text:h>
      <text:p text:style-name="P11">In protecting private information, a firewall is considered a first line of defense.</text:p>
      <text:h text:style-name="P13" text:outline-level="3">What is a Firewall?</text:h>
      <text:p text:style-name="P11">A firewall's main purpose is to filter traffic and lower the risk that malicious packets traveling over the public internet <text:span text:style-name="T5">entering into</text:span> private network, especially intranets.</text:p>
      <text:p text:style-name="P6">A firewall is a network security device that monitors incoming and outgoing network traffic and decides whether to allow or block specific traffic based on a defined set of security rules.</text:p>
      <text:p text:style-name="Text_20_body">A firewall can be hardware, software, or both.</text:p>
      <text:p text:style-name="Text_20_body">All messages entering or leaving the the local network to which you are connected must pass through the firewall, which examines each message and blocks those that do not meet the specified security criteria.</text:p>
      <text:p text:style-name="Text_20_body"><text:span text:style-name="T2">NOTE:</text:span>; . Firewalls do not attempt to <text:span text:style-name="T3">authenticate</text:span> individual users when determining who can access a particular computer or network. </text:p>
      <text:p text:style-name="Text_20_body">A firewall absolutely isolates your computer from the Internet using a "wall of code" that inspects each individual "packet" of data as it arrives at either side of the firewall — inbound to or outbound from your computer — to determine whether it should be allowed to pass or be blocked. </text:p>
      <text:p text:style-name="Text_20_body">Firewalls have the ability to further enhance security by enabling granular control over what types of system functions and processes have access to networking resources. These firewalls can use various types of signatures and host conditions to allow or deny traffic.</text:p>
      <text:p text:style-name="Text_20_body"><text:span text:style-name="T4">T</text:span>he work of the firewalls is the same: to stop intrusion and provide a strong method of access control policy.</text:p>
      <text:h text:style-name="Heading_20_2" text:outline-level="2">How does a firewall work? </text:h>
      <text:p text:style-name="P7">Firewalls carefully analyze incoming traffic based on pre-established rules and filter traffic coming from unsecured or suspicious sources to prevent attacks. Firewalls guard traffic at a computer’s entry point, called ports, which is where information is exchanged with external devices. For example, “Source address 172.18.1.1 is allowed to reach destination 172.18.2.1 over port 22."</text:p>
      <text:p text:style-name="P7">Think of IP addresses as houses, and port numbers as rooms within the house. Only trusted people (source addresses) are allowed to enter the house (destination address) at all—then it’s further filtered so that people within the house are only allowed to access certain rooms (destination ports), depending on if they're the owner, a child, or a guest. The owner is allowed to any room (any port), while children and guests are allowed into a certain set of rooms (specific ports).</text:p>
      <text:h text:style-name="P14" text:outline-level="3"><text:soft-page-break/>Types of Firewall:</text:h>
      <text:p text:style-name="P8">A software firewall is a program installed on each computer and regulates traffic through port numbers and applications, while a physical firewall is a piece of equipment installed between your network and gateway.</text:p>
      <text:p text:style-name="P5"/>
      <text:p text:style-name="P4"/>
      <text:p text:style-name="P4">NAT:</text:p>
      <text:p text:style-name="P3">Firewalls often have <text:a xlink:type="simple" xlink:href="https://en.wikipedia.org/wiki/Network_address_translation" text:style-name="Internet_20_link" text:visited-style-name="Visited_20_Internet_20_Link">network address translation</text:a> (NAT) functionality, and the hosts protected behind a firewall commonly have addresses in the "private address range", as defined in <text:a xlink:type="simple" xlink:href="https://tools.ietf.org/html/rfc1918" text:style-name="Internet_20_link" text:visited-style-name="Visited_20_Internet_20_Link">RFC 1918</text:a>. Firewalls often have such functionality to hide the true address of computer which is connected to the network. Originally, the NAT function was developed to address the limited number of IPv4 routable addresses that could be used or assigned to companies or individuals as well as reduce both the amount and therefore cost of obtaining enough public addresses for every computer in an organization. Although NAT on its own is not considered a security feature, hiding the addresses of protected devices has become an often used defense against <text:a xlink:type="simple" xlink:href="https://en.wikipedia.org/wiki/Vulnerability_scanner" text:style-name="Internet_20_link" text:visited-style-name="Visited_20_Internet_20_Link">network reconnaissance</text:a>.<text:bookmark text:name="cite_ref-31"/><text:a xlink:type="simple" xlink:href="https://en.wikipedia.org/wiki/Firewall_(computing)#cite_note-31" text:style-name="Internet_20_link" text:visited-style-name="Visited_20_Internet_20_Link">[30]</text:a></text:p>
      <text:p text:style-name="P8"/>
      <text:h text:style-name="P15" text:outline-level="3">Resources:</text:h>
      <text:p text:style-name="P9"><text:a xlink:type="simple" xlink:href="https://kb.iu.edu/d/aoru" text:style-name="Internet_20_link" text:visited-style-name="Visited_20_Internet_20_Link">https://kb.iu.edu/d/aoru</text:a></text:p>
      <text:p text:style-name="P10"><text:a xlink:type="simple" xlink:href="https://www.cisco.com/c/en_in/products/security/firewalls/what-is-a-firewall-v1.html" text:style-name="Internet_20_link" text:visited-style-name="Visited_20_Internet_20_Link">https://www.cisco.com/c/en_in/products/security/firewalls/what-is-a-firewall-v1.html</text:a></text:p>
      <text:p text:style-name="P9"><text:a xlink:type="simple" xlink:href="https://personalfirewall.comodo.com/what-is-firewall.html" text:style-name="Internet_20_link" text:visited-style-name="Visited_20_Internet_20_Link">https://personalfirewall.comodo.com/what-is-firewall.html</text:a></text:p>
      <text:p text:style-name="P9"><text:a xlink:type="simple" xlink:href="https://www.forcepoint.com/cyber-edu/firewall" text:style-name="Internet_20_link" text:visited-style-name="Visited_20_Internet_20_Link">https://www.forcepoint.com/cyber-edu/firewall</text:a></text:p>
      <text:p text:style-name="P9"><draw:custom-shape text:anchor-type="paragraph" draw:z-index="0" draw:name="Shape1" draw:style-name="gr1" draw:text-style-name="P16" svg:width="0.689cm" svg:height="0.636cm" svg:x="9.611cm" svg:y="-0.026cm"><text:p/><draw:enhanced-geometry svg:viewBox="0 0 21600 21600" draw:text-areas="6722 8256 14878 15460" draw:type="star5" draw:enhanced-path="M 10797 0 L 8278 8256 0 8256 6722 13405 4198 21600 10797 16580 17401 21600 14878 13405 21600 8256 13321 8256 10797 0 Z N"/></draw:custom-shape><text:a xlink:type="simple" xlink:href="https://searchsecurity.techtarget.com/definition/firewall" text:style-name="Internet_20_link" text:visited-style-name="Visited_20_Internet_20_Link">https://searchsecurity.techtarget.com/definition/firewall</text:a> </text:p>
      <text:p text:style-name="P9"><text:a xlink:type="simple" xlink:href="https://www.techopedia.com/definition/5355/firewall" text:style-name="Internet_20_link" text:visited-style-name="Visited_20_Internet_20_Link">https://www.techopedia.com/definition/5355/firewall</text:a></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5T13:55:29.716977308</meta:creation-date>
    <meta:editing-duration>PT2H12M36S</meta:editing-duration>
    <meta:editing-cycles>30</meta:editing-cycles>
    <meta:generator>LibreOffice/6.3.5.2$Linux_X86_64 LibreOffice_project/30$Build-2</meta:generator>
    <dc:date>2020-03-10T11:41:29.839979916</dc:date>
    <meta:document-statistic meta:table-count="0" meta:image-count="0" meta:object-count="0" meta:page-count="2" meta:paragraph-count="26" meta:word-count="559" meta:character-count="3821" meta:non-whitespace-character-count="3283"/>
  </office:meta>
</office:document-meta>
</file>